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08400d" style:font-weight-asian="bold" style:font-weight-complex="bold"/>
    </style:style>
    <style:style style:name="P3" style:family="paragraph" style:parent-style-name="Preformatted_20_Text">
      <style:text-properties fo:font-weight="bold" officeooo:paragraph-rsid="000b82f0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5" style:family="paragraph" style:parent-style-name="Preformatted_20_Text">
      <style:text-properties fo:color="#2a6099" loext:opacity="100%" fo:font-weight="bold" officeooo:paragraph-rsid="0008400d" style:font-weight-asian="bold" style:font-weight-complex="bold"/>
    </style:style>
    <style:style style:name="P6" style:family="paragraph" style:parent-style-name="Preformatted_20_Text">
      <style:text-properties fo:color="#2a6099" loext:opacity="100%" fo:font-weight="bold" officeooo:paragraph-rsid="000b82f0" style:font-weight-asian="bold" style:font-weight-complex="bold"/>
    </style:style>
    <style:style style:name="P7" style:family="paragraph" style:parent-style-name="Preformatted_20_Text">
      <style:text-properties officeooo:paragraph-rsid="0008400d"/>
    </style:style>
    <style:style style:name="P8" style:family="paragraph" style:parent-style-name="Preformatted_20_Text">
      <style:text-properties officeooo:paragraph-rsid="000a1e37"/>
    </style:style>
    <style:style style:name="P9" style:family="paragraph" style:parent-style-name="Preformatted_20_Text">
      <style:text-properties fo:color="#2a6099" loext:opacity="100%" fo:font-weight="bold" officeooo:paragraph-rsid="0008400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400d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09cd80" style:font-weight-asian="bold" style:font-weight-complex="bold"/>
    </style:style>
    <style:style style:name="T6" style:family="text">
      <style:text-properties fo:color="#2a6099" loext:opacity="100%" fo:font-weight="bold" officeooo:rsid="000a1e37" style:font-weight-asian="bold" style:font-weight-complex="bold"/>
    </style:style>
    <style:style style:name="T7" style:family="text">
      <style:text-properties fo:color="#2a6099" loext:opacity="100%" fo:font-weight="bold" officeooo:rsid="000b82f0" style:font-weight-asian="bold" style:font-weight-complex="bold"/>
    </style:style>
    <style:style style:name="T8" style:family="text">
      <style:text-properties officeooo:rsid="000a1e37"/>
    </style:style>
    <style:style style:name="T9" style:family="text">
      <style:text-properties officeooo:rsid="000b82f0"/>
    </style:style>
    <style:style style:name="T10" style:family="text">
      <style:text-properties officeooo:rsid="000d7d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 That Day (CCLI) (As published by CityAlight Music -- simplfied by S. Driesner)</text:p>
      <text:p text:style-name="P2">=================================================================================</text:p>
      <text:p text:style-name="P8"><text:span text:style-name="T1">Words &amp; Music</text:span>: Jonny Robinson | Michael Farren | Nigel Hendroff | Rich Thompson |</text:p>
      <text:p text:style-name="Preformatted_20_Text"><text:tab/> <text:s text:c="8"/>Scott Lavender</text:p>
      <text:p text:style-name="Preformatted_20_Text"/>
      <text:p text:style-name="P1">[ <text:span text:style-name="T8">NO CAPO</text:span> ]</text:p>
      <text:p text:style-name="Preformatted_20_Text"/>
      <text:p text:style-name="P1">[ INTRO / TURNAROUND ] X 2</text:p>
      <text:p text:style-name="P4">| D <text:s/>G <text:s/>| Bm7 A <text:s/>|</text:p>
      <text:p text:style-name="Preformatted_20_Text"/>
      <text:p text:style-name="P1">[ VERSE 1 ]</text:p>
      <text:p text:style-name="P4">D <text:s text:c="19"/>Dsus <text:s text:c="11"/>D</text:p>
      <text:p text:style-name="Preformatted_20_Text">I believe in Christ, ris-en from the dead</text:p>
      <text:p text:style-name="P4">G <text:s text:c="16"/>D <text:s text:c="12"/>Bm7 <text:s text:c="14"/>Asus <text:s/>A</text:p>
      <text:p text:style-name="Preformatted_20_Text">He now reigns vic-to-rious, His king-dom knows no end</text:p>
      <text:p text:style-name="P4">G <text:s text:c="17"/>D <text:s text:c="8"/>A <text:s text:c="17"/>Bm7</text:p>
      <text:p text:style-name="Preformatted_20_Text">Through His re-sur-rec-tion, death has lost its hold</text:p>
      <text:p text:style-name="P4">Em <text:s text:c="27"/>G <text:s text:c="12"/>A</text:p>
      <text:p text:style-name="Preformatted_20_Text">I know on that final day I’ll rise as Jesus rose</text:p>
      <text:p text:style-name="Preformatted_20_Text"/>
      <text:p text:style-name="P1">[ CHORUS ]</text:p>
      <text:p text:style-name="Preformatted_20_Text"><text:s text:c="8"/><text:span text:style-name="T4">D <text:s text:c="28"/>G <text:s text:c="17"/>D</text:span></text:p>
      <text:p text:style-name="Preformatted_20_Text">On that day <text:s/>We will see You shin-ing bright-er than the sun</text:p>
      <text:p text:style-name="P4"><text:span text:style-name="T9">A</text:span> <text:s text:c="6"/>Bm7 <text:s text:c="24"/>G <text:s text:c="16"/>A</text:p>
      <text:p text:style-name="Preformatted_20_Text">On that day <text:s/>We will know You as we lift our voice as one</text:p>
      <text:p text:style-name="Preformatted_20_Text"><text:s text:c="10"/><text:span text:style-name="T4">G <text:s text:c="11"/>D <text:s text:c="18"/>G <text:s text:c="5"/>A <text:s text:c="6"/>Bm</text:span></text:p>
      <text:p text:style-name="Preformatted_20_Text">'Til that day <text:s/>We will praise You for Your nev-er end-ing grace</text:p>
      <text:p text:style-name="Preformatted_20_Text"><text:s text:c="12"/><text:span text:style-name="T4">G <text:s text:c="6"/>D <text:s text:c="15"/>A <text:s text:c="8"/>D <text:s text:c="3"/></text:span><text:span text:style-name="T7">D</text:span><text:span text:style-name="T4"> <text:s/></text:span><text:span text:style-name="T6">G <text:s text:c="2"/>Bm7 <text:s/>A</text:span></text:p>
      <text:p text:style-name="Preformatted_20_Text">And we will keep on sing-ing on that glor-ious day</text:p>
      <text:p text:style-name="Preformatted_20_Text"/>
      <text:p text:style-name="P3">[ VERSE 2 ]</text:p>
      <text:p text:style-name="P6">D <text:s text:c="19"/>Dsus <text:s text:c="16"/>D</text:p>
      <text:p text:style-name="Preformatted_20_Text">What a blessed hope, though now tired and worn</text:p>
      <text:p text:style-name="P6">G <text:s text:c="15"/>D <text:s text:c="9"/>Bm7 <text:s text:c="17"/>Asus <text:s/>A</text:p>
      <text:p text:style-name="Preformatted_20_Text">We will spend et-er-ni-ty a-round our Sav-iour’s throne</text:p>
      <text:p text:style-name="P6">G <text:s text:c="19"/>D <text:s text:c="7"/>A <text:s text:c="15"/>Bm7</text:p>
      <text:p text:style-name="Preformatted_20_Text">Though we grieve our loss-es, we grieve not in vain</text:p>
      <text:p text:style-name="P6">Em <text:s text:c="29"/>G <text:s text:c="16"/>A</text:p>
      <text:p text:style-name="Preformatted_20_Text">For we know our crown of glo-ry waits be-yond the grave</text:p>
      <text:p text:style-name="Preformatted_20_Text"/>
      <text:p text:style-name="P1">[ CHORUS ]</text:p>
      <text:p text:style-name="Preformatted_20_Text"/>
      <text:p text:style-name="P1">[ BRIDGE ] X 2</text:p>
      <text:p text:style-name="P7"><text:s text:c="6"/><text:span text:style-name="T4">G <text:s/>D <text:s text:c="10"/>A <text:s text:c="10"/></text:span><text:span text:style-name="T5">D <text:s text:c="9"/></text:span><text:span text:style-name="T4">G <text:s text:c="16"/>D <text:s text:c="9"/>Asus <text:s/>A</text:span></text:p>
      <text:p text:style-name="P7">Halle-lu-jah, what a day it will be <text:s/><text:span text:style-name="T10">f</text:span>or at home with You, my joy is com-plete</text:p>
      <text:p text:style-name="P7"><text:s text:c="5"/><text:span text:style-name="T4">G <text:s text:c="12"/>D <text:s text:c="8"/>A <text:s text:c="11"/>Bm <text:s text:c="5"/>G <text:s text:c="14"/>D <text:s text:c="11"/>A</text:span></text:p>
      <text:p text:style-name="P7">As I run into Your arms open wide, I will see <text:s/><text:span text:style-name="T10">m</text:span>y Fa-ther, who is wait-ing for me</text:p>
      <text:p text:style-name="Preformatted_20_Text"/>
      <text:p text:style-name="P1">[ TAG 1 ]</text:p>
      <text:p text:style-name="Preformatted_20_Text"><text:s text:c="3"/><text:span text:style-name="T4">G <text:s text:c="14"/>D <text:s text:c="11"/>A</text:span></text:p>
      <text:p text:style-name="Preformatted_20_Text">My Fa-ther, who is wait-ing for me</text:p>
      <text:p text:style-name="Preformatted_20_Text"/>
      <text:p text:style-name="P1">[ CHORUS ] X 2</text:p>
      <text:p text:style-name="Preformatted_20_Text"/>
      <text:p text:style-name="P1">[ TAG 2 ]</text:p>
      <text:p text:style-name="Preformatted_20_Text"><text:s text:c="12"/><text:span text:style-name="T4">G <text:s text:c="6"/>D <text:s text:c="15"/>Asus A <text:s text:c="3"/>D</text:span></text:p>
      <text:p text:style-name="Preformatted_20_Text">And we will keep on sing-ing on that glor-ious day</text:p>
      <text:p text:style-name="Preformatted_20_Text"/>
      <text:p text:style-name="Preformatted_20_Text"><text:span text:style-name="T2">[ TURNAROUND ] X 2, </text:span><text:span text:style-name="T3">END on D chord</text:span><text:line-break/><text:soft-page-break/><text:span text:style-name="T2">[ CHORDS ]</text:span></text:p>
      <text:p text:style-name="Preformatted_20_Text"><text:span text:style-name="T2"/></text:p>
      <text:p text:style-name="P5">D <text:s text:c="6"/>G <text:s text:c="6"/>Bm7 <text:s text:c="4"/>A <text:s text:c="6"/>Dsus <text:s text:c="3"/>Asus <text:s text:c="3"/>Em <text:s text:c="5"/>Bm</text:p>
      <text:p text:style-name="P5">xoo=== <text:s/>==oo== <text:s/>====== <text:s/>oo===o <text:s/>xoo=== <text:s/>oo===o <text:s/>o==o== <text:s/>======</text:p>
      <text:p text:style-name="P5">|||||| <text:s/>|||||| <text:s/>|||||| <text:s/>|||||| <text:s/>|||||| <text:s/>|||||| <text:s/>|||||| <text:s/>||||||</text:p>
      <text:p text:style-name="P5">|||O|O <text:s/>|O|||| <text:s/>OO|O|O <text:s/>||OOO| <text:s/>|||O|| <text:s/>||OO|| <text:s/>|OO||| <text:s/>OO|||O</text:p>
      <text:p text:style-name="P5">||||O| <text:s/>O|||OO <text:s/>||||O| <text:s/>|||||| <text:s/>||||OO <text:s/>||||O| <text:s/>||||OO <text:s/>||||O|</text:p>
      <text:p text:style-name="P5">|||||| <text:s/>|||||| <text:s/>||O||| <text:s/>|||||| <text:s/>|||||| <text:s/>|||||| <text:s/>|||||| <text:s/>||OO||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0T13:53:37.952734077</dc:date>
    <meta:editing-duration>PT1H21M28S</meta:editing-duration>
    <meta:editing-cycles>6</meta:editing-cycles>
    <meta:generator>LibreOffice/7.6.7.2$Linux_X86_64 LibreOffice_project/60$Build-2</meta:generator>
    <meta:document-statistic meta:table-count="0" meta:image-count="0" meta:object-count="0" meta:page-count="2" meta:paragraph-count="54" meta:word-count="388" meta:character-count="2567" meta:non-whitespace-character-count="1441"/>
  </office:meta>
</office:document-meta>
</file>